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08c8f1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2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6" style:family="paragraph" style:parent-style-name="Standard">
      <style:text-properties fo:font-size="11pt" style:text-underline-style="none" style:font-size-asian="11pt" style:font-size-complex="11pt"/>
    </style:style>
    <style:style style:name="P1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ories:</text:p>
      <text:p text:style-name="P1"/>
      <text:p text:style-name="P8">CS4900</text:p>
      <text:p text:style-name="Standard"><text:span text:style-name="T1">Project: </text:span><text:span text:style-name="T2">Opentray</text:span></text:p>
      <text:p text:style-name="P8">Stories:</text:p>
      <text:p text:style-name="P8">Date: <text:span text:style-name="T5">11/11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9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5"/>
      <text:p text:style-name="P6">Introduction:</text:p>
      <text:p text:style-name="P16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Time to complete</text:p>
          </table:table-cell>
          <table:table-cell table:style-name="Table1.A1" office:value-type="string">
            <text:p text:style-name="P10">Risk 1-10</text:p>
          </table:table-cell>
          <table:table-cell table:style-name="Table1.A1" office:value-type="string">
            <text:p text:style-name="P10">Actual time</text:p>
          </table:table-cell>
          <table:table-cell table:style-name="Table1.E1" office:value-type="string">
            <text:p text:style-name="P10">% Complete</text:p>
          </table:table-cell>
        </table:table-row>
        <table:table-row table:style-name="Table1.1">
          <table:table-cell table:style-name="Table1.A1" office:value-type="string">
            <text:p text:style-name="P10">Story1</text:p>
          </table:table-cell>
          <table:table-cell table:style-name="Table1.A1" office:value-type="string">
            <text:p text:style-name="P11">2 hours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2</text:p>
          </table:table-cell>
          <table:table-cell table:style-name="Table1.A1" office:value-type="string">
            <text:p text:style-name="P11">1.5 hours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3</text:p>
          </table:table-cell>
          <table:table-cell table:style-name="Table1.A1" office:value-type="string">
            <text:p text:style-name="P11">1 hour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0">Story4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1" office:value-type="string">
            <text:p text:style-name="P11">Story5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0"/>
          </table:table-cell>
          <table:table-cell table:style-name="Table1.E1" office:value-type="string">
            <text:p text:style-name="P11">0 %</text:p>
          </table:table-cell>
        </table:table-row>
        <table:table-row table:style-name="Table1.1">
          <table:table-cell table:style-name="Table1.A7" office:value-type="string">
            <text:p text:style-name="P12">Story6</text:p>
          </table:table-cell>
          <table:table-cell table:style-name="Table1.A7" office:value-type="string">
            <text:p text:style-name="P10">.<text:span text:style-name="T7">5</text:span></text:p>
          </table:table-cell>
          <table:table-cell table:style-name="Table1.A7" office:value-type="string">
            <text:p text:style-name="P12">1</text:p>
          </table:table-cell>
          <table:table-cell table:style-name="Table1.A7" office:value-type="string">
            <text:p text:style-name="P10">.<text:span text:style-name="T7">5</text:span></text:p>
          </table:table-cell>
          <table:table-cell table:style-name="Table1.E7" office:value-type="string">
            <text:p text:style-name="P12">100%</text:p>
          </table:table-cell>
        </table:table-row>
        <table:table-row table:style-name="Table1.1">
          <table:table-cell table:style-name="Table1.A7" office:value-type="string">
            <text:p text:style-name="P12">Story7</text:p>
          </table:table-cell>
          <table:table-cell table:style-name="Table1.A7" office:value-type="string">
            <text:p text:style-name="P12">1</text:p>
          </table:table-cell>
          <table:table-cell table:style-name="Table1.A7" office:value-type="string">
            <text:p text:style-name="P12">7</text:p>
          </table:table-cell>
          <table:table-cell table:style-name="Table1.A7" office:value-type="string">
            <text:p text:style-name="P12">5</text:p>
          </table:table-cell>
          <table:table-cell table:style-name="Table1.E7" office:value-type="string">
            <text:p text:style-name="P12">80%</text:p>
          </table:table-cell>
        </table:table-row>
        <table:table-row table:style-name="Table1.1">
          <table:table-cell table:style-name="Table1.A7" office:value-type="string">
            <text:p text:style-name="P12">Story8</text:p>
          </table:table-cell>
          <table:table-cell table:style-name="Table1.A7" office:value-type="string">
            <text:p text:style-name="P12">.5</text:p>
          </table:table-cell>
          <table:table-cell table:style-name="Table1.A7" office:value-type="string">
            <text:p text:style-name="P12">3</text:p>
          </table:table-cell>
          <table:table-cell table:style-name="Table1.A7" office:value-type="string">
            <text:p text:style-name="P12">3</text:p>
          </table:table-cell>
          <table:table-cell table:style-name="Table1.E7" office:value-type="string">
            <text:p text:style-name="P12">100%</text:p>
          </table:table-cell>
        </table:table-row>
        <table:table-row table:style-name="Table1.1">
          <table:table-cell table:style-name="Table1.A7" office:value-type="string">
            <text:p text:style-name="P12">Story9</text:p>
          </table:table-cell>
          <table:table-cell table:style-name="Table1.A7" office:value-type="string">
            <text:p text:style-name="P12">5</text:p>
          </table:table-cell>
          <table:table-cell table:style-name="Table1.A7" office:value-type="string">
            <text:p text:style-name="P12">7</text:p>
          </table:table-cell>
          <table:table-cell table:style-name="Table1.A7" office:value-type="string">
            <text:p text:style-name="P12">6</text:p>
          </table:table-cell>
          <table:table-cell table:style-name="Table1.E7" office:value-type="string">
            <text:p text:style-name="P12">45%</text:p>
          </table:table-cell>
        </table:table-row>
        <table:table-row table:style-name="Table1.1">
          <table:table-cell table:style-name="Table1.A7" office:value-type="string">
            <text:p text:style-name="P10">Release 1</text:p>
          </table:table-cell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10"/>
          </table:table-cell>
          <table:table-cell table:style-name="Table1.E7" office:value-type="string">
            <text:p text:style-name="P10"/>
          </table:table-cell>
        </table:table-row>
      </table:table>
      <text:p text:style-name="P5"/>
      <text:p text:style-name="P8">Story1: <text:span text:style-name="T4">User accounting and access control</text:span></text:p>
      <text:p text:style-name="P7"/>
      <text:p text:style-name="P8">Story2: <text:span text:style-name="T4">Adding new residents &amp; removing residents who have left</text:span></text:p>
      <text:p text:style-name="P8"/>
      <text:p text:style-name="P8">Story3: <text:span text:style-name="T4">Updating resident preferences for foods, eating locations, and allergies.</text:span></text:p>
      <text:p text:style-name="P8"/>
      <text:p text:style-name="P8">Story4: <text:span text:style-name="T4">Storing resident information such as:</text:span></text:p>
      <text:list xml:id="list1524431226" text:style-name="List_20_1">
        <text:list-item>
          <text:p text:style-name="P17">Names</text:p>
        </text:list-item>
        <text:list-item>
          <text:p text:style-name="P18">Room number</text:p>
        </text:list-item>
        <text:list-item>
          <text:p text:style-name="P18">Status</text:p>
        </text:list-item>
        <text:list-item>
          <text:p text:style-name="P18">Likes</text:p>
        </text:list-item>
        <text:list-item>
          <text:p text:style-name="P18">Dislikes</text:p>
        </text:list-item>
        <text:list-item>
          <text:p text:style-name="P18">allergies</text:p>
        </text:list-item>
        <text:list-item>
          <text:p text:style-name="P18">Dining location preferences ( room, dining room1, dining room2… when applicable) </text:p>
        </text:list-item>
      </text:list>
      <text:p text:style-name="P13"/>
      <text:p text:style-name="P13">Story5: Print tray cards for staff</text:p>
      <text:list xml:id="list101636407644243" text:continue-numbering="true" text:style-name="List_20_1">
        <text:list-item>
          <text:p text:style-name="P17">Bulk printing for all residents</text:p>
        </text:list-item>
        <text:list-item>
          <text:p text:style-name="P18">Printing for individual residents</text:p>
        </text:list-item>
      </text:list>
      <text:p text:style-name="P8"/>
      <text:p text:style-name="P2">Story6: Run on local server running Ubuntu 18:04</text:p>
      <text:p text:style-name="P2"/>
      <text:p text:style-name="P3"><text:soft-page-break/>Story7: <text:span text:style-name="T6">Development environment will be Laravel</text:span></text:p>
      <text:p text:style-name="P3"/>
      <text:p text:style-name="P4">Story8: Site will be hosted by Apache</text:p>
      <text:p text:style-name="P3"/>
      <text:p text:style-name="P4">Story9: System will have an install script to configure server and install software </text:p>
      <text:p text:style-name="P2"/>
      <text:p text:style-name="P4">Story10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1-25T10:16:34.324629180</dc:date>
    <meta:editing-cycles>14</meta:editing-cycles>
    <meta:editing-duration>PT29M16S</meta:editing-duration>
    <meta:generator>LibreOffice/6.0.7.3$Linux_X86_64 LibreOffice_project/00m0$Build-3</meta:generator>
    <meta:document-statistic meta:table-count="1" meta:image-count="0" meta:object-count="0" meta:page-count="2" meta:paragraph-count="73" meta:word-count="251" meta:character-count="1446" meta:non-whitespace-character-count="1268"/>
  </office:meta>
</office:document-meta>
</file>